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0ce4c" officeooo:paragraph-rsid="0000ce4c"/>
    </style:style>
    <style:style style:name="P2" style:family="paragraph" style:parent-style-name="Preformatted_20_Text">
      <style:text-properties officeooo:rsid="0000ce4c" officeooo:paragraph-rsid="0000ce4c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epbapteste@gmail.com&gt;</text:p>
      <text:p text:style-name="P1">X-Original-To: bioinfo@sfbi.fr</text:p>
      <text:p text:style-name="P1">Delivered-To: bioinfo@localhost</text:p>
      <text:p text:style-name="P1">Received: from b1.relay.syrhano.net (b1.relay.syrhano.net [193.52.218.30])</text:p>
      <text:p text:style-name="P1"><text:tab/>by asso.crihan.fr (Postfix) with ESMTP id 8708926801D</text:p>
      <text:p text:style-name="P1"><text:tab/>for &lt;bioinfo@sfbi.fr&gt;; Thu, 26 Jun 2014 13:44:09 +0200 (CEST)</text:p>
      <text:p text:style-name="P1">X-IronPort-Anti-Spam-Filtered: true</text:p>
      <text:p text:style-name="P1">X-IronPort-Anti-Spam-Result: AugBANkGrFNKfVI0lGdsb2JhbABag1+qcgoBBppkFg8BAQEBBwsLCRIqhBwgAQUIARsNAQ4CAxIQFhYYAwIBAgEREQEFAS8GAgEBHogLAQMRBZY3gxJqjRQFgxCRKgoZJw1lhWwRAQUNhVeNZgWaWIZ+iwBBhHRq</text:p>
      <text:p text:style-name="P1">X-IronPort-AV: E=Sophos;i="5.01,552,1400018400"; </text:p>
      <text:p text:style-name="P1"><text:s text:c="3"/>d="scan'208";a="60828892"</text:p>
      <text:p text:style-name="P1">Received: from mail-wg0-f52.google.com ([74.125.82.52])</text:p>
      <text:p text:style-name="P1"><text:s text:c="2"/>by b-mx1.relay.syrhano.net with ESMTP; 26 Jun 2014 13:44:09 +0200</text:p>
      <text:p text:style-name="P1">Received: by mail-wg0-f52.google.com with SMTP id b13so3499696wgh.11</text:p>
      <text:p text:style-name="P1"><text:s text:c="8"/>for &lt;bioinfo@sfbi.fr&gt;; Thu, 26 Jun 2014 04:44:08 -0700 (PDT)</text:p>
      <text:p text:style-name="P1">DKIM-Signature: v=1; a=rsa-sha256; c=relaxed/relaxed;</text:p>
      <text:p text:style-name="P1"><text:s text:c="8"/>d=gmail.com; s=20120113;</text:p>
      <text:p text:style-name="P1"><text:s text:c="8"/>h=message-id:date:from:user-agent:mime-version:to:subject</text:p>
      <text:p text:style-name="P1"><text:s text:c="9"/>:content-type:content-transfer-encoding;</text:p>
      <text:p text:style-name="P1"><text:s text:c="8"/>bh=XVDil1ZCWPONVWItiIiTzv8EvgVqr2rCKhU+r8wCo2A=;</text:p>
      <text:p text:style-name="P1"><text:s text:c="8"/>b=hOz0kTEfhZZllwTKjfr4ZP+DhN2VcoYpxEnnth1pgX/DuiaH38bk+MCIbzOYly4NGt</text:p>
      <text:p text:style-name="P1"><text:s text:c="9"/>BP0LIVXodit7tD1D1UGRybmr/DCzLiqXF2UYnBd4ypduSvUWiPgjJm6j6uM8SgX1R2oa</text:p>
      <text:p text:style-name="P1"><text:s text:c="9"/>bNP0irh8/aNy3iAAmUmi3NZYfnnr3rZUKn+FMdx4/poHQoSOAtyFR0xvwdR3U+wtwhIa</text:p>
      <text:p text:style-name="P1"><text:s text:c="9"/>nex6nUJP43WUQhmYjh+CKW1vz9dyVtSgkSTBrBIxo8CV26rhhvrTT3EM9EO21XatjLmK</text:p>
      <text:p text:style-name="P1"><text:s text:c="9"/>FbKfyc5ojonDllxCtEr+ZPHYqfBOO6S9nS61sXOBqZ+1U/UU/7W1oTtSS60kUzQ/SYRw</text:p>
      <text:p text:style-name="P1"><text:s text:c="9"/>lmbg==</text:p>
      <text:p text:style-name="P1">X-Received: by 10.194.24.36 with SMTP id r4mr17154240wjf.35.1403783047325;</text:p>
      <text:p text:style-name="P1"><text:s text:c="8"/>Thu, 26 Jun 2014 04:44:07 -0700 (PDT)</text:p>
      <text:p text:style-name="P1">Received: from [134.157.183.103] (7138-35.snv.jussieu.fr. [134.157.183.103])</text:p>
      <text:p text:style-name="P1"><text:s text:c="8"/>by mx.google.com with ESMTPSA id 19sm13973133wjz.3.2014.06.26.04.44.06</text:p>
      <text:p text:style-name="P1"><text:s text:c="8"/>for &lt;bioinfo@sfbi.fr&gt;</text:p>
      <text:p text:style-name="P1"><text:s text:c="8"/>(version=TLSv1 cipher=ECDHE-RSA-RC4-SHA bits=128/128);</text:p>
      <text:p text:style-name="P1"><text:s text:c="8"/>Thu, 26 Jun 2014 04:44:06 -0700 (PDT)</text:p>
      <text:p text:style-name="P1">Message-ID: &lt;53AC081A.1090701@gmail.com&gt;</text:p>
      <text:p text:style-name="P1">Date: Thu, 26 Jun 2014 13:46:34 +0200</text:p>
      <text:p text:style-name="P1">From: Eric Bapteste &lt;epbapteste@gmail.com&gt;</text:p>
      <text:p text:style-name="P1">User-Agent: Mozilla/5.0 (Windows NT 6.1; WOW64; rv:24.0) Gecko/20100101 Thunderbird/24.6.0</text:p>
      <text:p text:style-name="P1">MIME-Version: 1.0</text:p>
      <text:p text:style-name="P1">To: bioinfo@sfbi.fr</text:p>
      <text:p text:style-name="P1">Content-Type: text/plain; charset=windows-1252; format=flowed</text:p>
      <text:p text:style-name="P1">Content-Transfer-Encoding: 8bit</text:p>
      <text:p text:style-name="P1">X-Validation-by: jean-christophe.aude@cea.fr</text:p>
      <text:p text:style-name="P1">Subject: [bioinfo] Postdoc.Paris6.EvolutionBioinformatics</text:p>
      <text:p text:style-name="P1"/>
      <text:p text:style-name="P1">Hello,</text:p>
      <text:p text:style-name="P1"/>
      <text:p text:style-name="P1">Please find below the description of a postdoctoral position in </text:p>
      <text:p text:style-name="P1"><text:span text:style-name="T1">evolutionary biology</text:span> and <text:span text:style-name="T1">bioinformatics</text:span> to 'Search for common genetic </text:p>
      <text:p text:style-name="P1">goods in <text:span text:style-name="T1">gene families</text:span> and <text:span text:style-name="T1">microbial communities'</text:span> in Paris 6 (UPMC).</text:p>
      <text:p text:style-name="P1"/>
      <text:p text:style-name="P1">The theory of genetic public goods' recently postulated that <text:span text:style-name="T1">genetic </text:span></text:p>
      <text:p text:style-name="P1"><text:span text:style-name="T1">sequences</text:span> can be exploited in various combinations, even by distantly </text:p>
      <text:p text:style-name="P1">related or unrelated evolving entities, i.e. microbial communities </text:p>
      <text:p text:style-name="P1">benefiting from the sharing of genes between their members, such as </text:p>
      <text:p text:style-name="P1">p<text:span text:style-name="T1">hotosynthesis genes</text:span> between <text:span text:style-name="T1">cyanophages</text:span> and <text:span text:style-name="T1">cyanobacteria</text:span>, or such as </text:p>
      <text:p text:style-name="P1"><text:span text:style-name="T1">drug resistance genes</text:span> within multispecies <text:span text:style-name="T1">biofilm</text:span>. Yet, the nature, size </text:p>
      <text:p text:style-name="P1"><text:soft-page-break/>and diversity of microbial communities sharing such genetic goods' </text:p>
      <text:p text:style-name="P1">remain poorly known. Moreover, the rules of gene sharing also remain to </text:p>
      <text:p text:style-name="P1">be described.</text:p>
      <text:p text:style-name="P1"/>
      <text:p text:style-name="P1">A wealth of molecular data from <text:span text:style-name="T1">metagenomic</text:span>, single cell metagenomic, </text:p>
      <text:p text:style-name="P1">and <text:span text:style-name="T1">microbial genomes</text:span> projects is now available to tackle these </text:p>
      <text:p text:style-name="P1">fundamental issues. Furthermore, sequence similarity networks offer a </text:p>
      <text:p text:style-name="P1">promising complementary niche to <text:span text:style-name="T1">phylogenetic</text:span> methods to exploit the </text:p>
      <text:p text:style-name="P1">complexity of these data. These graphs allow for mathematical analyses </text:p>
      <text:p text:style-name="P1">of genetic diversity and similarities over dozens of millions of </text:p>
      <text:p text:style-name="P1">sequences, providing novel ways to detect clubs' of genomes, which have </text:p>
      <text:p text:style-name="P1">not necessarily evolved from a single last common ancestor yet exploit </text:p>
      <text:p text:style-name="P1">some common genetic material. Likewise, these networks allows for the </text:p>
      <text:p text:style-name="P1">detection of some sets' of <text:span text:style-name="T1">gene families </text:span>that exploit common pools of </text:p>
      <text:p text:style-name="P2">genetic fragments/domains.</text:p>
      <text:p text:style-name="P1"/>
      <text:p text:style-name="P1">To further develop the detection strategies of genetic public goods, our </text:p>
      <text:p text:style-name="P1">lab is now looking for a post-doctoral fellow in bio-informatics, who </text:p>
      <text:p text:style-name="P1">will be funded for up to three years by an ERC grant (for a salary of </text:p>
      <text:p text:style-name="P1">45,000 euros/year; approximately 2219 euros/ month after taxes). The </text:p>
      <text:p text:style-name="P1">candidate will take advantage of <text:span text:style-name="T1">graph properties and algorithms from </text:span></text:p>
      <text:p text:style-name="P2">the graph theory:</text:p>
      <text:p text:style-name="P1">- to improve the identification of clubs' of genomes /sets' of gene </text:p>
      <text:p text:style-name="P1">and their pool of genetic goods in <text:span text:style-name="T1">complex networks </text:span>with a few millions </text:p>
      <text:p text:style-name="P1">nodes and dozens of millions of edges;</text:p>
      <text:p text:style-name="P1">- to analyze domains combinations in genes and gene sharing in </text:p>
      <text:p text:style-name="P1">communities, using <text:span text:style-name="T1">bipartite graphs.</text:span></text:p>
      <text:p text:style-name="P1">- He/she will then analyze the functions of these genetic goods' and </text:p>
      <text:p text:style-name="P1">their distribution across genes and genomes to test what <text:span text:style-name="T1">lifestyles</text:span> </text:p>
      <text:p text:style-name="P1">favors their sharing.</text:p>
      <text:p text:style-name="P1"/>
      <text:p text:style-name="P1">The candidate will work within a <text:span text:style-name="T1">consortium of friendly </text:span></text:p>
      <text:p text:style-name="P1"><text:span text:style-name="T1">bioinformaticians </text:span>(Philippe Lopez), <text:span text:style-name="T1">evolutionary biologists </text:span>(Eric </text:p>
      <text:p text:style-name="P1">Bapteste), and graph theorists (Michel Habib, Laurent Viennot), and be </text:p>
      <text:p text:style-name="P1">hosted in the University Pierre and Marie Curie in the center of Paris, </text:p>
      <text:p text:style-name="P1">France. The current team description and publications can be found at: </text:p>
      <text:p text:style-name="P1">http://www.evol-net.fr/</text:p>
      <text:p text:style-name="P1">Ideally, the candidate should have a good background in <text:span text:style-name="T1">bio-informatics</text:span>, </text:p>
      <text:p text:style-name="P1">or g<text:span text:style-name="T1">raph theory</text:span> and a strong interest for <text:span text:style-name="T1">evolutionary biology</text:span>. The </text:p>
      <text:p text:style-name="P1">position will start by November 2014, but interested candidates are </text:p>
      <text:p text:style-name="P1">invited to apply immediately.</text:p>
      <text:p text:style-name="P1"/>
      <text:p text:style-name="P1">Applicants are requested to send a detailed resume, a motivation letter, </text:p>
      <text:p text:style-name="P1">a pdf copy of their PhD's thesis, and the names of two scientific </text:p>
      <text:p text:style-name="P1">referees to :</text:p>
      <text:p text:style-name="P1">eric.bapteste@snv.jussieu.fr</text:p>
      <text:p text:style-name="P1"/>
      <text:p text:style-name="P1">The first round of applications will be closed by July 15, 201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6:16:39.040954361</dc:date>
    <meta:editing-duration>PT19M48S</meta:editing-duration>
    <meta:editing-cycles>1</meta:editing-cycles>
    <meta:document-statistic meta:table-count="0" meta:image-count="0" meta:object-count="0" meta:page-count="2" meta:paragraph-count="96" meta:word-count="634" meta:character-count="5525" meta:non-whitespace-character-count="4813"/>
    <meta:generator>LibreOffice/4.4.5.2$Linux_X86_64 LibreOffice_project/40m0$Build-2</meta:generator>
  </office:meta>
</office:document-meta>
</file>